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ro5" style:family="table-row">
      <style:table-row-properties style:row-height="0.8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">
      <style:table-cell-properties fo:border-bottom="0.06pt solid #000000" fo:border-left="0.06pt solid #000000" fo:border-right="none" fo:border-top="0.06pt solid #000000"/>
      <style:paragraph-properties fo:margin-left="0cm"/>
    </style:style>
    <style:style style:name="ce12" style:family="table-cell" style:parent-style-name="heading1">
      <style:table-cell-properties fo:border="0.06pt solid #000000" style:vertical-align="middle"/>
      <style:paragraph-properties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8" style:family="table-cell" style:parent-style-name="Default">
      <style:table-cell-properties fo:wrap-option="wrap" fo:border="0.06pt solid #000000" style:vertical-align="top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heading1">
      <style:table-cell-properties fo:border="0.06pt solid #000000" style:vertical-align="midd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heading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6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" style:family="table-cell" style:parent-style-name="heading2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34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heading2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4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6"/>
        <table:table-column table:style-name="co3" table:default-cell-style-name="ce28"/>
        <table:table-column table:style-name="co4" table:default-cell-style-name="ce38"/>
        <table:table-column table:style-name="co5" table:default-cell-style-name="Default"/>
        <table:table-row table:style-name="ro1" table:number-rows-repeated="2"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3" table:style-name="Default"/>
          <table:covered-table-cell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office:value-type="string" calcext:value-type="string">
            <text:p>Error</text:p>
          </table:table-cell>
          <table:table-cell office:value-type="string" calcext:value-type="string">
            <text:p>Server pošle klientovi zprávu s kódem chyby, která nastala.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2 znaky obsahující kód cyhby, která nastala.</text:p>
          </table:table-cell>
          <table:table-cell table:style-name="ce44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game</text:p>
          </table:table-cell>
          <table:table-cell office:value-type="string" calcext:value-type="string">
            <text:p>Server pošle klientovi zprávu o začátku hry. Zpárva obsahuje nickname obou hráčů oddělené čárkou. První nickname začíná hru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'START_GAME&lt;nick1&gt;,&lt;nick2&gt;'.</text:p>
          </table:table-cell>
          <table:table-cell table:style-name="ce44" table:formula="of:=&quot;13+&quot;" office:value-type="string" office:string-value="13+" calcext:value-type="string">
            <text:p>13+</text:p>
          </table:table-cell>
        </table:table-row>
        <table:table-row table:style-name="ro4">
          <table:table-cell office:value-type="string" calcext:value-type="string">
            <text:p>End Game</text:p>
          </table:table-cell>
          <table:table-cell office:value-type="string" calcext:value-type="string">
            <text:p>Server pošle klientovi zprávu o konci hry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'END_GAME&lt;winer&gt;;'.</text:p>
          </table:table-cell>
          <table:table-cell table:style-name="ce44" table:formula="of:=&quot;12+&quot;" office:value-type="string" office:string-value="12+" calcext:value-type="string">
            <text:p>12+</text:p>
          </table:table-cell>
        </table:table-row>
        <table:table-row table:style-name="ro4">
          <table:table-cell office:value-type="string" calcext:value-type="string">
            <text:p>Is alive</text:p>
          </table:table-cell>
          <table:table-cell office:value-type="string" calcext:value-type="string">
            <text:p>Server pošle klientovi dotaz 'is alive'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„ALIVE“.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tart turn</text:p>
          </table:table-cell>
          <table:table-cell office:value-type="string" calcext:value-type="string">
            <text:p>Server vyzve klienta k tahu.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Tahové slovo obou hráčů, podle kterého si klient updatuje hrací pole.</text:p>
          </table:table-cell>
          <table:table-cell table:style-name="ce44"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Wait for player</text:p>
          </table:table-cell>
          <table:table-cell office:value-type="string" calcext:value-type="string">
            <text:p>Druhý hráč se nečekaně odpojil. Informační zpráva, že server čeká na jeho opětovné připojení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'WAITING&lt;nick&gt;;'</text:p>
          </table:table-cell>
          <table:table-cell table:style-name="ce44" table:formula="of:=&quot;11+&quot;" office:value-type="string" office:string-value="11+" calcext:value-type="string">
            <text:p>11+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7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9" office:value-type="string" calcext:value-type="string">
            <text:p>INF</text:p>
          </table:table-cell>
          <table:table-cell table:style-name="ce39" office:value-type="string" calcext:value-type="string">
            <text:p>Řetězec 'OK'.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3" table:style-name="Default"/>
          <table:covered-table-cell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4" office:value-type="string" calcext:value-type="string" table:number-columns-spanned="1" table:number-rows-spanned="2">
            <text:p>Popis</text:p>
          </table:table-cell>
          <table:table-cell table:style-name="ce26" office:value-type="string" calcext:value-type="string" table:number-columns-spanned="2" table:number-rows-spanned="1">
            <text:p>Detail </text:p>
          </table:table-cell>
          <table:covered-table-cell table:style-name="ce36"/>
          <table:table-cell table:style-name="ce42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5"/>
          <table:table-cell table:style-name="ce27" office:value-type="string" calcext:value-type="string">
            <text:p>Typ zprávy</text:p>
          </table:table-cell>
          <table:table-cell table:style-name="ce37" office:value-type="string" calcext:value-type="string">
            <text:p>Obsah zprávy</text:p>
          </table:table-cell>
          <table:covered-table-cell table:style-name="ce43"/>
        </table:table-row>
        <table:table-row table:style-name="ro4">
          <table:table-cell office:value-type="string" calcext:value-type="string">
            <text:p>New player</text:p>
          </table:table-cell>
          <table:table-cell office:value-type="string" calcext:value-type="string">
            <text:p>Klient pošle serveru žádost o registraci nového hráče.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Řetězec skládájící se z 1 bytu obsahující délku nicku a nickname hráče.</text:p>
          </table:table-cell>
          <table:table-cell table:style-name="ce44"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Is alive</text:p>
          </table:table-cell>
          <table:table-cell office:value-type="string" calcext:value-type="string">
            <text:p>Klient pošle serveru dotaz 'is alive'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„ALIVE“.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Exit</text:p>
          </table:table-cell>
          <table:table-cell office:value-type="string" calcext:value-type="string">
            <text:p>Klient pošle serveru zprávu o odpojení ze hry.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Řetězec 'EXIT'</text:p>
          </table:table-cell>
          <table:table-cell table:style-name="ce44" office:value-type="float" office:value="7" calcext:value-type="float">
            <text:p>7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8" office:value-type="string" calcext:value-type="string">
            <text:p>Klient pošle na server info o výsledku provedeného tahu.</text:p>
          </table:table-cell>
          <table:table-cell table:style-name="ce30" office:value-type="string" calcext:value-type="string">
            <text:p>INF</text:p>
          </table:table-cell>
          <table:table-cell table:style-name="ce40" office:value-type="string" calcext:value-type="string">
            <text:p>Tahové slovo obou hráčů.</text:p>
          </table:table-cell>
          <table:table-cell table:style-name="ce46" office:value-type="float" office:value="13" calcext:value-type="float">
            <text:p>13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5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9"/>
          <table:table-cell table:style-name="ce19"/>
          <table:table-cell table:style-name="ce36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20" office:value-type="string" calcext:value-type="string">
            <text:p>Název</text:p>
          </table:table-cell>
          <table:table-cell table:style-name="ce31" office:value-type="string" calcext:value-type="string" table:number-columns-spanned="2" table:number-rows-spanned="1">
            <text:p>Popis</text:p>
          </table:table-cell>
          <table:covered-table-cell table:style-name="ce41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Chybná operace</text:p>
          </table:table-cell>
          <table:table-cell table:style-name="ce32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Chybný typ zrpávy</text:p>
          </table:table-cell>
          <table:table-cell table:style-name="ce32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Chybný obsah zprávy</text:p>
          </table:table-cell>
          <table:table-cell table:style-name="ce32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Chybný tvar nickname</text:p>
          </table:table-cell>
          <table:table-cell table:style-name="ce32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32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Existující nickname</text:p>
          </table:table-cell>
          <table:table-cell table:style-name="ce32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32"/>
          <table:table-cell office:value-type="string" calcext:value-type="string">
            <text:p>l</text:p>
          </table:table-cell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Server plný</text:p>
          </table:table-cell>
          <table:table-cell table:style-name="ce33" office:value-type="string" calcext:value-type="string" table:number-columns-spanned="2" table:number-rows-spanned="1">
            <text:p>K serveru jsou již připojeni oba hráči.</text:p>
          </table:table-cell>
          <table:covered-table-cell table:style-name="ce32"/>
          <table:table-cell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22" office:value-type="string" calcext:value-type="string">
            <text:p>Chybný tah</text:p>
          </table:table-cell>
          <table:table-cell table:style-name="ce34" office:value-type="string" calcext:value-type="string" table:number-columns-spanned="2" table:number-rows-spanned="1">
            <text:p>Server vyhodnotil tah jako nevalidní.</text:p>
          </table:table-cell>
          <table:covered-table-cell table:style-name="ce34"/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5">
          <table:table-cell table:style-name="ce11" office:value-type="string" calcext:value-type="string" table:number-columns-spanned="2" table:number-rows-spanned="1">
            <text:p>Tahové slovo</text:p>
          </table:table-cell>
          <table:covered-table-cell table:style-name="ce23"/>
          <table:table-cell table:style-name="ce23"/>
          <table:table-cell table:style-name="ce41"/>
          <table:table-cell/>
        </table:table-row>
        <table:table-row table:style-name="ro4">
          <table:table-cell table:style-name="ce12" office:value-type="string" calcext:value-type="string">
            <text:p>Délka</text:p>
          </table:table-cell>
          <table:table-cell table:style-name="ce24" office:value-type="string" calcext:value-type="string" table:number-columns-spanned="3" table:number-rows-spanned="1">
            <text:p>Popis</text:p>
          </table:table-cell>
          <table:covered-table-cell table:number-columns-repeated="2" table:style-name="ce35"/>
          <table:table-cell/>
        </table:table-row>
        <table:table-row table:style-name="ro4">
          <table:table-cell table:style-name="ce13" office:value-type="float" office:value="10" calcext:value-type="float">
            <text:p>10</text:p>
          </table:table-cell>
          <table:table-cell table:style-name="ce25" office:value-type="string" calcext:value-type="string" table:number-columns-spanned="3" table:number-rows-spanned="1">
            <text:p>10 bytů obsahující pozice hráčových kamenů. 1. byte označuje pozici 1. kamene = kámen, který byl na začátku umístěn na 1. resp. 2. pole. Každá pozice je zapsaná dvouznakovým číslem.</text:p>
          </table:table-cell>
          <table:covered-table-cell table:number-columns-repeated="2" table:style-name="ce3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style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 style:data-style-name="N2" text:time-value="12:12:00.649154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2.2.1$Linux_X86_64 LibreOffice_project/3be8cda0bddd8e430d8cda1ebfd581265cca5a0f</meta:generator>
    <dc:date>2017-01-26T00:19:32.448183082</dc:date>
    <dc:creator>Mushroomer </dc:creator>
    <meta:editing-duration>P3DT7H30M27S</meta:editing-duration>
    <meta:editing-cycles>39</meta:editing-cycles>
    <meta:document-statistic meta:table-count="1" meta:cell-count="100" meta:object-count="0"/>
  </office:meta>
</office:document-meta>
</file>